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5.043cm"/>
    </style:style>
    <style:style style:name="co11" style:family="table-column">
      <style:table-column-properties fo:break-before="auto" style:column-width="4.613cm"/>
    </style:style>
    <style:style style:name="co12" style:family="table-column">
      <style:table-column-properties fo:break-before="auto" style:column-width="7.652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2.263cm"/>
    </style:style>
    <style:style style:name="co16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2.6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24" style:family="table-cell" style:parent-style-name="Default" style:data-style-name="N100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25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3" style:family="table-cell" style:parent-style-name="Default" style:data-style-name="N100">
      <style:table-cell-properties style:rotation-align="none"/>
    </style:style>
    <style:style style:name="ce28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5" style:family="table-cell" style:parent-style-name="Excel_20_Built-in_20_Comma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Excel_20_Built-in_20_Comma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7" style:family="table-cell" style:parent-style-name="Default" style:data-style-name="N4">
      <style:table-cell-properties style:rotation-align="none"/>
    </style:style>
    <style:style style:name="ce28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9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ACTIVOS NO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Propiedades y equipo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6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3" office:value-type="string" calcext:value-type="string" table:number-columns-spanned="2" table:number-rows-spanned="1">
            <text:p>Ajustes y/o re-clasificaciones</text:p>
          </table:table-cell>
          <table:covered-table-cell table:style-name="ce203"/>
          <table:table-cell table:style-name="ce203" office:value-type="string" calcext:value-type="string">
            <text:p>Saldos auditados al</text:p>
          </table:table-cell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6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3" office:value-type="string" office:string-value="Ref. PT" calcext:value-type="string" table:number-columns-spanned="1" table:number-rows-spanned="2">
            <text:p><text:s/>Ref. PT </text:p>
          </table:table-cell>
          <table:table-cell table:style-name="ce241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3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05"/>
          <table:covered-table-cell table:style-name="ce161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05"/>
          <table:covered-table-cell table:style-name="ce161"/>
          <table:table-cell table:style-name="ce48" office:value-type="date" office:date-value="2019-12-31" calcext:value-type="date">
            <text:p>31-dic-19</text:p>
          </table:table-cell>
          <table:covered-table-cell table:style-name="ce233"/>
          <table:covered-table-cell table:style-name="ce241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3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223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1-01-002</text:p>
          </table:table-cell>
          <table:table-cell table:style-name="ce50" office:value-type="string" office:string-value="Maquinaria AF" calcext:value-type="string">
            <text:p><text:s/>Maquinaria AF </text:p>
          </table:table-cell>
          <table:table-cell table:style-name="ce51" office:value-type="float" office:value="1235119.31" calcext:value-type="float">
            <text:p><text:s/>1,235,119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1235119.31" calcext:value-type="float">
            <text:p><text:s/>1,235,119 </text:p>
          </table:table-cell>
          <table:table-cell table:style-name="ce224" office:value-type="string" calcext:value-type="string">
            <text:p>1-3-2-01-01-002</text:p>
          </table:table-cell>
          <table:table-cell table:style-name="ce50" office:value-type="string" office:string-value="Maquinaria AF" calcext:value-type="string">
            <text:p><text:s/>Maquinaria AF </text:p>
          </table:table-cell>
          <table:table-cell table:style-name="ce51" office:value-type="float" office:value="1232946" calcext:value-type="float">
            <text:p><text:s/>1,232,946 </text:p>
          </table:table-cell>
          <table:table-cell table:style-name="ce99"/>
          <table:table-cell table:style-name="ce107"/>
          <table:table-cell table:style-name="ce49" table:formula="of:=[.F16]-[.I16]" office:value-type="float" office:value="2173.31000000006" calcext:value-type="float">
            <text:p><text:s/>2,173 </text:p>
          </table:table-cell>
          <table:table-cell table:style-name="ce124" table:formula="of:=[.L16]/[.$L$30]" office:value-type="percentage" office:value="0.0578575629121245" calcext:value-type="percentage">
            <text:p>5.7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1-01-004</text:p>
          </table:table-cell>
          <table:table-cell table:style-name="ce50" office:value-type="string" office:string-value="Herramientas AF" calcext:value-type="string">
            <text:p><text:s/>Herramientas AF </text:p>
          </table:table-cell>
          <table:table-cell table:style-name="ce51" office:value-type="float" office:value="143989.65" calcext:value-type="float">
            <text:p><text:s/>143,990 </text:p>
          </table:table-cell>
          <table:table-cell table:style-name="ce70"/>
          <table:table-cell table:style-name="ce83"/>
          <table:table-cell table:style-name="ce85" table:formula="of:=[.C17]-[.D17]+[.E17]" office:value-type="float" office:value="143989.65" calcext:value-type="float">
            <text:p><text:s/>143,990 </text:p>
          </table:table-cell>
          <table:table-cell table:style-name="ce224" office:value-type="string" calcext:value-type="string">
            <text:p>1-3-2-01-01-004</text:p>
          </table:table-cell>
          <table:table-cell table:style-name="ce50" office:value-type="string" office:string-value="Herramientas AF" calcext:value-type="string">
            <text:p><text:s/>Herramientas AF </text:p>
          </table:table-cell>
          <table:table-cell table:style-name="ce51" office:value-type="float" office:value="111062" calcext:value-type="float">
            <text:p><text:s/>111,062 </text:p>
          </table:table-cell>
          <table:table-cell table:style-name="ce99"/>
          <table:table-cell table:style-name="ce107"/>
          <table:table-cell table:style-name="ce49" table:formula="of:=[.F17]-[.I17]" office:value-type="float" office:value="32927.65" calcext:value-type="float">
            <text:p><text:s/>32,928 </text:p>
          </table:table-cell>
          <table:table-cell table:style-name="ce124" table:formula="of:=[.L17]/[.$L$30]" office:value-type="percentage" office:value="0.876595415022876" calcext:value-type="percentage">
            <text:p>87.66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1-01-003</text:p>
          </table:table-cell>
          <table:table-cell table:style-name="ce50" office:value-type="string" office:string-value="Equipos de Oficina AF" calcext:value-type="string">
            <text:p><text:s/>Equipos de Oficina AF </text:p>
          </table:table-cell>
          <table:table-cell table:style-name="ce51" office:value-type="float" office:value="3431.05" calcext:value-type="float">
            <text:p><text:s/>3,431 </text:p>
          </table:table-cell>
          <table:table-cell table:style-name="ce52" table:number-columns-repeated="2"/>
          <table:table-cell table:style-name="ce85" table:formula="of:=[.C18]-[.D18]+[.E18]" office:value-type="float" office:value="3431.05" calcext:value-type="float">
            <text:p><text:s/>3,431 </text:p>
          </table:table-cell>
          <table:table-cell table:style-name="ce224" office:value-type="string" calcext:value-type="string">
            <text:p>1-3-2-01-01-003</text:p>
          </table:table-cell>
          <table:table-cell table:style-name="ce50" office:value-type="string" office:string-value="Equipos de Oficina AF" calcext:value-type="string">
            <text:p><text:s/>Equipos de Oficina AF </text:p>
          </table:table-cell>
          <table:table-cell table:style-name="ce51" office:value-type="float" office:value="969" calcext:value-type="float">
            <text:p><text:s/>969 </text:p>
          </table:table-cell>
          <table:table-cell table:style-name="ce99"/>
          <table:table-cell table:style-name="ce107"/>
          <table:table-cell table:style-name="ce49" table:formula="of:=[.F18]-[.I18]" office:value-type="float" office:value="2462.05" calcext:value-type="float">
            <text:p><text:s/>2,462 </text:p>
          </table:table-cell>
          <table:table-cell table:style-name="ce124" table:formula="of:=[.L18]/[.$L$30]" office:value-type="percentage" office:value="0.0655443598786149" calcext:value-type="percentage">
            <text:p>6.55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225"/>
          <table:table-cell table:style-name="ce50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225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2-01-001</text:p>
          </table:table-cell>
          <table:table-cell table:style-name="ce88" office:value-type="string" office:string-value="Deprec. Acum. Maquinaria – Equipos" calcext:value-type="string">
            <text:p><text:s/>Deprec. Acum. Maquinaria – Equipos </text:p>
          </table:table-cell>
          <table:table-cell table:style-name="ce51" office:value-type="float" office:value="-293543.06" calcext:value-type="float">
            <text:p><text:s/>(293,543)</text:p>
          </table:table-cell>
          <table:table-cell table:style-name="ce71"/>
          <table:table-cell table:style-name="ce51"/>
          <table:table-cell table:style-name="ce82" table:formula="of:=[.C20]-[.D20]+[.E20]" office:value-type="float" office:value="-293543.06" calcext:value-type="float">
            <text:p><text:s/>(293,543)</text:p>
          </table:table-cell>
          <table:table-cell table:style-name="ce224" office:value-type="string" calcext:value-type="string">
            <text:p>1-3-2-02-01-001</text:p>
          </table:table-cell>
          <table:table-cell table:style-name="ce88" office:value-type="string" office:string-value="Deprec. Acum. Maquinaria – Equipos" calcext:value-type="string">
            <text:p><text:s/>Deprec. Acum. Maquinaria – Equipos </text:p>
          </table:table-cell>
          <table:table-cell table:style-name="ce51" office:value-type="float" office:value="-303154" calcext:value-type="float">
            <text:p><text:s/>(303,154)</text:p>
          </table:table-cell>
          <table:table-cell table:style-name="ce99"/>
          <table:table-cell table:style-name="ce107"/>
          <table:table-cell table:style-name="ce49" table:formula="of:=[.F20]-[.I20]" office:value-type="float" office:value="9610.94" calcext:value-type="float">
            <text:p><text:s/>9,611 </text:p>
          </table:table-cell>
          <table:table-cell table:style-name="ce124" table:formula="of:=[.L20]/[.$L$30]" office:value-type="percentage" office:value="0.255861136098688" calcext:value-type="percentage">
            <text:p>25.5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2-01-003</text:p>
          </table:table-cell>
          <table:table-cell table:style-name="ce91" office:value-type="string" calcext:value-type="string">
            <text:p>Depre. Acum. Herramientas</text:p>
          </table:table-cell>
          <table:table-cell table:style-name="ce53" office:value-type="float" office:value="-24348.84" calcext:value-type="float">
            <text:p>(24,349)</text:p>
          </table:table-cell>
          <table:table-cell table:style-name="ce70"/>
          <table:table-cell table:style-name="ce51"/>
          <table:table-cell table:style-name="ce82" table:formula="of:=[.C21]-[.D21]+[.E21]" office:value-type="float" office:value="-24348.84" calcext:value-type="float">
            <text:p><text:s/>(24,349)</text:p>
          </table:table-cell>
          <table:table-cell table:style-name="ce224" office:value-type="string" calcext:value-type="string">
            <text:p>1-3-2-02-01-003</text:p>
          </table:table-cell>
          <table:table-cell table:style-name="ce91" office:value-type="string" calcext:value-type="string">
            <text:p>Depre. Acum. Herramientas</text:p>
          </table:table-cell>
          <table:table-cell table:style-name="ce53" office:value-type="float" office:value="-14738" calcext:value-type="float">
            <text:p>(14,738)</text:p>
          </table:table-cell>
          <table:table-cell table:style-name="ce99"/>
          <table:table-cell table:style-name="ce107"/>
          <table:table-cell table:style-name="ce49" table:formula="of:=[.F21]-[.I21]" office:value-type="float" office:value="-9610.84" calcext:value-type="float">
            <text:p><text:s/>(9,611)</text:p>
          </table:table-cell>
          <table:table-cell table:style-name="ce124" table:formula="of:=[.L21]/[.$L$30]" office:value-type="percentage" office:value="-0.255858473912303" calcext:value-type="percentage">
            <text:p>-25.5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226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1064648.11" calcext:value-type="float">
            <text:p><text:s/>1,064,648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1064648.11" calcext:value-type="float">
            <text:p><text:s/>1,064,648 </text:p>
          </table:table-cell>
          <table:table-cell table:style-name="ce18" table:number-columns-repeated="2"/>
          <table:table-cell table:style-name="ce18" table:formula="of:=SUM([.I14:.I27])" office:value-type="float" office:value="1027085" calcext:value-type="float">
            <text:p><text:s/>1,027,085 </text:p>
          </table:table-cell>
          <table:table-cell table:style-name="ce18" table:number-columns-repeated="2"/>
          <table:table-cell table:style-name="ce18" table:formula="of:=SUM([.L14:.L27])" office:value-type="float" office:value="37563.1100000001" calcext:value-type="float">
            <text:p><text:s/>37,563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Maquinarias y Equipos</text:p>
          </table:table-cell>
          <table:table-cell table:style-name="ce75" table:formula="of:=[.F16]+[.F18]" office:value-type="float" office:value="1238550.36" calcext:value-type="float">
            <text:p><text:s/>1,238,550 </text:p>
          </table:table-cell>
          <table:table-cell table:style-name="ce75" table:formula="of:=[.I16]+[.I18]" office:value-type="float" office:value="1233915" calcext:value-type="float">
            <text:p><text:s/>1,233,915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Herramientas</text:p>
          </table:table-cell>
          <table:table-cell table:style-name="ce75" table:formula="of:=[.F17]" office:value-type="float" office:value="143989.65" calcext:value-type="float">
            <text:p><text:s/>143,990 </text:p>
          </table:table-cell>
          <table:table-cell table:style-name="ce75" table:formula="of:=[.I17]" office:value-type="float" office:value="111062" calcext:value-type="float">
            <text:p><text:s/>111,062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75" table:number-columns-repeated="2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Depreciacion acumulada</text:p>
          </table:table-cell>
          <table:table-cell table:style-name="ce75" table:formula="of:=SUM([.F20:.F21])" office:value-type="float" office:value="-317891.9" calcext:value-type="float">
            <text:p><text:s/>(317,892)</text:p>
          </table:table-cell>
          <table:table-cell table:style-name="ce75" table:formula="of:=SUM([.I20:.I21])" office:value-type="float" office:value="-317892" calcext:value-type="float">
            <text:p><text:s/>(317,892)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41])" office:value-type="float" office:value="1064648.11" calcext:value-type="float">
            <text:p><text:s/>1,064,648 </text:p>
          </table:table-cell>
          <table:table-cell table:style-name="ce77" table:formula="of:=+SUM([.D35:.D41])" office:value-type="float" office:value="1027085" calcext:value-type="float">
            <text:p><text:s/>1,027,085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201"/>
          <table:table-cell table:style-name="ce215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202" table:formula="of:=[.C42]-[.C45]" office:value-type="float" office:value="1064648.11" calcext:value-type="float">
            <text:p><text:s/>1,064,648 </text:p>
          </table:table-cell>
          <table:table-cell table:style-name="ce202" table:formula="of:=[.D42]-[.D45]" office:value-type="float" office:value="1027085" calcext:value-type="float">
            <text:p><text:s/>1,027,085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25:'Cedula Resumen'.A26">
            <calcext:condition calcext:apply-style-name="ConditionalStyle_2" calcext:value="duplicate" calcext:base-cell-address="'Cedula Resumen'.A25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Activos Fijos" table:style-name="ta1">
        <table:table-column table:style-name="co9" table:default-cell-style-name="Default"/>
        <table:table-column table:style-name="co10" table:default-cell-style-name="ce283"/>
        <table:table-column table:style-name="co11" table:default-cell-style-name="ce285"/>
        <table:table-column table:style-name="co12" table:default-cell-style-name="ce285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89"/>
        <table:table-column table:style-name="co18" table:default-cell-style-name="Default"/>
        <table:table-row table:style-name="ro6">
          <table:table-cell office:value-type="float" office:value="3942" calcext:value-type="float">
            <text:p>3942</text:p>
          </table:table-cell>
          <table:table-cell office:value-type="string" calcext:value-type="string">
            <text:p>1-3</text:p>
          </table:table-cell>
          <table:table-cell office:value-type="float" office:value="1025146.92" calcext:value-type="float">
            <text:p><text:s/>1,025,146.92 </text:p>
          </table:table-cell>
          <table:table-cell office:value-type="string" office:string-value="ACTIVOS  NO CORRIENTES" calcext:value-type="string">
            <text:p><text:s/>ACTIVOS <text:s/>NO CORRIENTES </text:p>
          </table:table-cell>
          <table:table-cell/>
          <table:table-cell table:style-name="ce287"/>
          <table:table-cell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43" calcext:value-type="float">
            <text:p>3943</text:p>
          </table:table-cell>
          <table:table-cell office:value-type="string" calcext:value-type="string">
            <text:p>1-3-2</text:p>
          </table:table-cell>
          <table:table-cell office:value-type="float" office:value="1025146.92" calcext:value-type="float">
            <text:p><text:s/>1,025,146.92 </text:p>
          </table:table-cell>
          <table:table-cell office:value-type="string" office:string-value="ACTIVO FIJO" calcext:value-type="string">
            <text:p><text:s/>ACTIVO FIJO </text:p>
          </table:table-cell>
          <table:table-cell/>
          <table:table-cell table:style-name="ce287"/>
          <table:table-cell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44" calcext:value-type="float">
            <text:p>3944</text:p>
          </table:table-cell>
          <table:table-cell office:value-type="string" calcext:value-type="string">
            <text:p>1-3-2-01</text:p>
          </table:table-cell>
          <table:table-cell office:value-type="float" office:value="1343038.82" calcext:value-type="float">
            <text:p><text:s/>1,343,038.82 </text:p>
          </table:table-cell>
          <table:table-cell office:value-type="string" office:string-value="PROPIEDAD PLANTA Y EQUIPO" calcext:value-type="string">
            <text:p><text:s/>PROPIEDAD PLANTA Y EQUIPO </text:p>
          </table:table-cell>
          <table:table-cell/>
          <table:table-cell table:style-name="ce287"/>
          <table:table-cell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45" calcext:value-type="float">
            <text:p>3945</text:p>
          </table:table-cell>
          <table:table-cell office:value-type="string" calcext:value-type="string">
            <text:p>1-3-2-01-01</text:p>
          </table:table-cell>
          <table:table-cell office:value-type="float" office:value="1343038.82" calcext:value-type="float">
            <text:p><text:s/>1,343,038.82 </text:p>
          </table:table-cell>
          <table:table-cell office:value-type="string" office:string-value="PROPIEDAD PLANTA Y EQUIPO" calcext:value-type="string">
            <text:p><text:s/>PROPIEDAD PLANTA Y EQUIPO </text:p>
          </table:table-cell>
          <table:table-cell/>
          <table:table-cell table:style-name="ce287"/>
          <table:table-cell/>
          <table:table-cell table:style-name="ce287"/>
          <table:table-cell/>
          <table:table-cell table:style-name="Default"/>
          <table:table-cell table:style-name="ce287"/>
        </table:table-row>
        <table:table-row table:style-name="ro7">
          <table:table-cell table:style-name="ce282" office:value-type="float" office:value="3946" calcext:value-type="float">
            <text:p>3946</text:p>
          </table:table-cell>
          <table:table-cell table:style-name="ce284" office:value-type="string" calcext:value-type="string">
            <text:p>1-3-2-01-01-002</text:p>
          </table:table-cell>
          <table:table-cell table:style-name="ce286" office:value-type="float" office:value="1232945.59" calcext:value-type="float">
            <text:p><text:s/>1,232,945.59 </text:p>
          </table:table-cell>
          <table:table-cell table:style-name="ce286" office:value-type="string" office:string-value="Maquinarias  AF" calcext:value-type="string">
            <text:p><text:s/>Maquinarias <text:s/>AF </text:p>
          </table:table-cell>
          <table:table-cell table:style-name="ce282"/>
          <table:table-cell table:style-name="ce288"/>
          <table:table-cell table:style-name="ce282"/>
          <table:table-cell table:style-name="ce288"/>
          <table:table-cell table:style-name="ce282" table:number-columns-repeated="3"/>
        </table:table-row>
        <table:table-row table:style-name="ro6">
          <table:table-cell office:value-type="float" office:value="3947" calcext:value-type="float">
            <text:p>3947</text:p>
          </table:table-cell>
          <table:table-cell office:value-type="string" calcext:value-type="string">
            <text:p><text:s/>1,235,119.31</text:p>
          </table:table-cell>
          <table:table-cell office:value-type="float" office:value="2173.72" calcext:value-type="float">
            <text:p><text:s/>2,173.72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805" calcext:value-type="float">
            <text:p>1798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EA 1738-0</text:p>
          </table:table-cell>
        </table:table-row>
        <table:table-row table:style-name="ro7">
          <table:table-cell table:style-name="ce282" office:value-type="float" office:value="3948" calcext:value-type="float">
            <text:p>3948</text:p>
          </table:table-cell>
          <table:table-cell table:style-name="ce284" office:value-type="string" calcext:value-type="string">
            <text:p>1-3-2-01-01-003</text:p>
          </table:table-cell>
          <table:table-cell table:style-name="ce286" office:value-type="float" office:value="0" calcext:value-type="float">
            <text:p><text:s/>- <text:s text:c="2"/></text:p>
          </table:table-cell>
          <table:table-cell table:style-name="ce286" office:value-type="string" office:string-value="Equipos de Oficina AF" calcext:value-type="string">
            <text:p><text:s/>Equipos de Oficina AF </text:p>
          </table:table-cell>
          <table:table-cell table:style-name="ce282"/>
          <table:table-cell table:style-name="ce288"/>
          <table:table-cell table:style-name="ce282"/>
          <table:table-cell table:style-name="ce288"/>
          <table:table-cell table:style-name="ce282" table:number-columns-repeated="3"/>
        </table:table-row>
        <table:table-row table:style-name="ro6">
          <table:table-cell office:value-type="float" office:value="3949" calcext:value-type="float">
            <text:p>3949</text:p>
          </table:table-cell>
          <table:table-cell office:value-type="string" calcext:value-type="string">
            <text:p><text:s/>1,298.67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805" calcext:value-type="float">
            <text:p>1818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EO 1762-0</text:p>
          </table:table-cell>
        </table:table-row>
        <table:table-row table:style-name="ro6"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2,344.05</text:p>
          </table:table-cell>
          <table:table-cell office:value-type="float" office:value="1045.38" calcext:value-type="float">
            <text:p><text:s/>1,045.38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505" calcext:value-type="float">
            <text:p>245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EO 2008-0</text:p>
          </table:table-cell>
        </table:table-row>
        <table:table-row table:style-name="ro6">
          <table:table-cell office:value-type="float" office:value="3951" calcext:value-type="float">
            <text:p>3951</text:p>
          </table:table-cell>
          <table:table-cell office:value-type="string" calcext:value-type="string">
            <text:p><text:s/>3,431.05</text:p>
          </table:table-cell>
          <table:table-cell office:value-type="float" office:value="1087" calcext:value-type="float">
            <text:p><text:s/>1,087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305" calcext:value-type="float">
            <text:p>245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EO 2006-0</text:p>
          </table:table-cell>
        </table:table-row>
        <table:table-row table:style-name="ro7">
          <table:table-cell table:style-name="ce282" office:value-type="float" office:value="3952" calcext:value-type="float">
            <text:p>3952</text:p>
          </table:table-cell>
          <table:table-cell table:style-name="ce284" office:value-type="string" calcext:value-type="string">
            <text:p>1-3-2-01-01-004</text:p>
          </table:table-cell>
          <table:table-cell table:style-name="ce286" office:value-type="float" office:value="110093.23" calcext:value-type="float">
            <text:p><text:s/>110,093.23 </text:p>
          </table:table-cell>
          <table:table-cell table:style-name="ce286" office:value-type="string" office:string-value="Herramientas AF" calcext:value-type="string">
            <text:p><text:s/>Herramientas AF </text:p>
          </table:table-cell>
          <table:table-cell table:style-name="ce282"/>
          <table:table-cell table:style-name="ce288"/>
          <table:table-cell table:style-name="ce282"/>
          <table:table-cell table:style-name="ce288"/>
          <table:table-cell table:style-name="ce282" table:number-columns-repeated="3"/>
        </table:table-row>
        <table:table-row table:style-name="ro6">
          <table:table-cell office:value-type="float" office:value="3953" calcext:value-type="float">
            <text:p>3953</text:p>
          </table:table-cell>
          <table:table-cell office:value-type="string" calcext:value-type="string">
            <text:p><text:s/>110,093.22</text:p>
          </table:table-cell>
          <table:table-cell office:value-type="float" office:value="0" calcext:value-type="float">
            <text:p><text:s/>- <text:s text:c="2"/>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805" calcext:value-type="float">
            <text:p>164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IH 164805-0</text:p>
          </table:table-cell>
        </table:table-row>
        <table:table-row table:style-name="ro6">
          <table:table-cell office:value-type="float" office:value="3954" calcext:value-type="float">
            <text:p>3954</text:p>
          </table:table-cell>
          <table:table-cell office:value-type="string" calcext:value-type="string">
            <text:p><text:s/>120,508.22</text:p>
          </table:table-cell>
          <table:table-cell office:value-type="float" office:value="10415" calcext:value-type="float">
            <text:p><text:s/>10,415.0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705" calcext:value-type="float">
            <text:p>1667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H 1613-0</text:p>
          </table:table-cell>
        </table:table-row>
        <table:table-row table:style-name="ro6">
          <table:table-cell office:value-type="float" office:value="3955" calcext:value-type="float">
            <text:p>3955</text:p>
          </table:table-cell>
          <table:table-cell office:value-type="string" calcext:value-type="string">
            <text:p><text:s/>121,598.35</text:p>
          </table:table-cell>
          <table:table-cell office:value-type="float" office:value="1090.13" calcext:value-type="float">
            <text:p><text:s/>1,090.13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805" calcext:value-type="float">
            <text:p>166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H 1615-0</text:p>
          </table:table-cell>
        </table:table-row>
        <table:table-row table:style-name="ro6">
          <table:table-cell office:value-type="float" office:value="3956" calcext:value-type="float">
            <text:p>3956</text:p>
          </table:table-cell>
          <table:table-cell office:value-type="string" calcext:value-type="string">
            <text:p><text:s/>136,100.96</text:p>
          </table:table-cell>
          <table:table-cell office:value-type="float" office:value="14502.61" calcext:value-type="float">
            <text:p><text:s/>14,502.61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105" calcext:value-type="float">
            <text:p>169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H 1626-0</text:p>
          </table:table-cell>
        </table:table-row>
        <table:table-row table:style-name="ro6">
          <table:table-cell office:value-type="float" office:value="3957" calcext:value-type="float">
            <text:p>3957</text:p>
          </table:table-cell>
          <table:table-cell office:value-type="string" calcext:value-type="string">
            <text:p><text:s/>137,506.66</text:p>
          </table:table-cell>
          <table:table-cell office:value-type="float" office:value="1405.7" calcext:value-type="float">
            <text:p><text:s/>1,405.7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305" calcext:value-type="float">
            <text:p>169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H 1628-0</text:p>
          </table:table-cell>
        </table:table-row>
        <table:table-row table:style-name="ro6">
          <table:table-cell office:value-type="float" office:value="3958" calcext:value-type="float">
            <text:p>3958</text:p>
          </table:table-cell>
          <table:table-cell office:value-type="string" calcext:value-type="string">
            <text:p><text:s/>137,629.86</text:p>
          </table:table-cell>
          <table:table-cell office:value-type="float" office:value="123.2" calcext:value-type="float">
            <text:p><text:s/>123.20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805" calcext:value-type="float">
            <text:p>1718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H 1674-0</text:p>
          </table:table-cell>
        </table:table-row>
        <table:table-row table:style-name="ro6">
          <table:table-cell office:value-type="float" office:value="3959" calcext:value-type="float">
            <text:p>3959</text:p>
          </table:table-cell>
          <table:table-cell office:value-type="string" calcext:value-type="string">
            <text:p><text:s/>143,411.42</text:p>
          </table:table-cell>
          <table:table-cell office:value-type="float" office:value="5781.56" calcext:value-type="float">
            <text:p><text:s/>5,781.5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105" calcext:value-type="float">
            <text:p>1731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EH 1688-0</text:p>
          </table:table-cell>
        </table:table-row>
        <table:table-row table:style-name="ro6">
          <table:table-cell office:value-type="float" office:value="3960" calcext:value-type="float">
            <text:p>3960</text:p>
          </table:table-cell>
          <table:table-cell office:value-type="string" calcext:value-type="string">
            <text:p><text:s/>143,840.89</text:p>
          </table:table-cell>
          <table:table-cell office:value-type="float" office:value="429.47" calcext:value-type="float">
            <text:p><text:s/>429.47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005" calcext:value-type="float">
            <text:p>177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H 1708-0</text:p>
          </table:table-cell>
        </table:table-row>
        <table:table-row table:style-name="ro6">
          <table:table-cell office:value-type="float" office:value="3961" calcext:value-type="float">
            <text:p>3961</text:p>
          </table:table-cell>
          <table:table-cell office:value-type="string" calcext:value-type="string">
            <text:p><text:s/>143,989.65</text:p>
          </table:table-cell>
          <table:table-cell office:value-type="float" office:value="148.76" calcext:value-type="float">
            <text:p><text:s/>148.76 </text:p>
          </table:table-cell>
          <table:table-cell office:value-type="float" office:value="0" calcext:value-type="float">
            <text:p><text:s/>- <text:s text:c="2"/></text:p>
          </table:table-cell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805" calcext:value-type="float">
            <text:p>180805</text:p>
          </table:table-cell>
          <table:table-cell office:value-type="date" office:date-value="2020-05-24" calcext:value-type="date">
            <text:p>24/05/2020</text:p>
          </table:table-cell>
          <table:table-cell office:value-type="string" calcext:value-type="string">
            <text:p>EH 1750-0</text:p>
          </table:table-cell>
        </table:table-row>
        <table:table-row table:style-name="ro6">
          <table:table-cell office:value-type="float" office:value="3962" calcext:value-type="float">
            <text:p>3962</text:p>
          </table:table-cell>
          <table:table-cell office:value-type="string" calcext:value-type="string">
            <text:p>1-3-2-02</text:p>
          </table:table-cell>
          <table:table-cell office:value-type="float" office:value="-317891.9" calcext:value-type="float">
            <text:p><text:s/>-317,891.90 </text:p>
          </table:table-cell>
          <table:table-cell office:value-type="string" office:string-value="DEPRECIACION ACUMULADA" calcext:value-type="string">
            <text:p><text:s/>DEPRECIACION ACUMULADA </text:p>
          </table:table-cell>
          <table:table-cell table:number-columns-repeated="3"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63" calcext:value-type="float">
            <text:p>3963</text:p>
          </table:table-cell>
          <table:table-cell office:value-type="string" calcext:value-type="string">
            <text:p>1-3-2-02-01</text:p>
          </table:table-cell>
          <table:table-cell office:value-type="float" office:value="-317891.9" calcext:value-type="float">
            <text:p><text:s/>-317,891.90 </text:p>
          </table:table-cell>
          <table:table-cell office:value-type="string" office:string-value="DEPRECIACION ACUMULADA" calcext:value-type="string">
            <text:p><text:s/>DEPRECIACION ACUMULADA </text:p>
          </table:table-cell>
          <table:table-cell table:number-columns-repeated="3"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64" calcext:value-type="float">
            <text:p>3964</text:p>
          </table:table-cell>
          <table:table-cell office:value-type="string" calcext:value-type="string">
            <text:p>1-3-2-02-01-001</text:p>
          </table:table-cell>
          <table:table-cell office:value-type="float" office:value="-293543.06" calcext:value-type="float">
            <text:p><text:s/>-293,543.06 </text:p>
          </table:table-cell>
          <table:table-cell office:value-type="string" office:string-value="Deprec. Acum Maquinaria -Equipos" calcext:value-type="string">
            <text:p><text:s/>Deprec. Acum Maquinaria -Equipo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87" office:value-type="float" office:value="-293543.06" calcext:value-type="float">
            <text:p>-293,543.06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Default" office:value-type="float" office:value="0" calcext:value-type="float">
            <text:p>0</text:p>
          </table:table-cell>
          <table:table-cell table:style-name="ce287"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3965" calcext:value-type="float">
            <text:p>3965</text:p>
          </table:table-cell>
          <table:table-cell office:value-type="string" calcext:value-type="string">
            <text:p>1-3-2-02-01-003</text:p>
          </table:table-cell>
          <table:table-cell office:value-type="float" office:value="-24348.84" calcext:value-type="float">
            <text:p><text:s/>-24,348.84 </text:p>
          </table:table-cell>
          <table:table-cell office:value-type="string" office:string-value="Deprec. Acum. Herramientas" calcext:value-type="string">
            <text:p><text:s/>Deprec. Acum. Herramienta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87" office:value-type="float" office:value="-24348.84" calcext:value-type="float">
            <text:p>-24,348.84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Default" office:value-type="float" office:value="0" calcext:value-type="float">
            <text:p>0</text:p>
          </table:table-cell>
          <table:table-cell table:style-name="ce287" office:value-type="float" office:value="12310110.18" calcext:value-type="float">
            <text:p>12,310,110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4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41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42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currency-style style:name="N14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43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day number:style="long"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loext:text> $ </loext:text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 number:decimal-places="1"/>
    </number:time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4:15:02.2513072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8T14:24:38.515313881</dc:date>
    <meta:editing-duration>PT54M39S</meta:editing-duration>
    <meta:editing-cycles>5</meta:editing-cycles>
    <meta:document-statistic meta:table-count="2" meta:cell-count="329" meta:object-count="0"/>
  </office:meta>
</office:document-meta>
</file>